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0.464cm" style:auto-text-indent="false"/>
    </style:style>
    <style:style style:name="P3" style:family="paragraph" style:parent-style-name="Standard">
      <style:paragraph-properties fo:margin-left="0cm" fo:margin-right="0cm" fo:text-indent="0.464cm" style:auto-text-indent="false"/>
      <style:text-properties officeooo:paragraph-rsid="00030eae"/>
    </style:style>
    <style:style style:name="P4" style:family="paragraph" style:parent-style-name="Standard">
      <style:paragraph-properties fo:margin-left="0cm" fo:margin-right="0cm" fo:text-indent="0.464cm" style:auto-text-indent="false"/>
      <style:text-properties officeooo:paragraph-rsid="00061674"/>
    </style:style>
    <style:style style:name="P5" style:family="paragraph" style:parent-style-name="Standard" style:list-style-name="L2">
      <style:paragraph-properties fo:margin-left="0cm" fo:margin-right="0cm" fo:text-indent="0.464cm" style:auto-text-indent="false"/>
    </style:style>
    <style:style style:name="P6" style:family="paragraph" style:parent-style-name="Standard" style:list-style-name="L2">
      <style:paragraph-properties fo:margin-left="0cm" fo:margin-right="0cm" fo:text-indent="0.464cm" style:auto-text-indent="false"/>
      <style:text-properties officeooo:paragraph-rsid="0006e1da"/>
    </style:style>
    <style:style style:name="P7" style:family="paragraph" style:parent-style-name="Standard">
      <style:paragraph-properties fo:margin-left="8.504cm" fo:margin-right="0cm" fo:text-indent="0cm" style:auto-text-indent="false"/>
    </style:style>
    <style:style style:name="P8" style:family="paragraph" style:parent-style-name="Standard">
      <style:paragraph-properties fo:margin-left="8.504cm" fo:margin-right="0cm" fo:text-align="start" style:justify-single-word="false" fo:text-indent="0cm" style:auto-text-indent="false"/>
      <style:text-properties officeooo:paragraph-rsid="00030eae"/>
    </style:style>
    <style:style style:name="P9" style:family="paragraph" style:parent-style-name="Standard">
      <style:paragraph-properties fo:margin-left="8.504cm" fo:margin-right="0cm" fo:text-align="start" style:justify-single-word="false" fo:text-indent="0cm" style:auto-text-indent="false"/>
      <style:text-properties officeooo:paragraph-rsid="0008981a"/>
    </style:style>
    <style:style style:name="T1" style:family="text">
      <style:text-properties officeooo:rsid="00030eae"/>
    </style:style>
    <style:style style:name="T2" style:family="text">
      <style:text-properties officeooo:rsid="00046ed3"/>
    </style:style>
    <style:style style:name="T3" style:family="text">
      <style:text-properties officeooo:rsid="00061674"/>
    </style:style>
    <style:style style:name="T4" style:family="text">
      <style:text-properties officeooo:rsid="0006e1da"/>
    </style:style>
    <style:style style:name="T5" style:family="text">
      <style:text-properties fo:font-weight="bold" officeooo:rsid="0006e1da" style:font-weight-asian="bold" style:font-weight-complex="bold"/>
    </style:style>
    <style:style style:name="T6" style:family="text">
      <style:text-properties fo:font-weight="normal" officeooo:rsid="0006e1da" style:font-weight-asian="normal" style:font-weight-complex="normal"/>
    </style:style>
    <style:style style:name="T7" style:family="text">
      <style:text-properties officeooo:rsid="0008981a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Директору <text:s/><text:span text:style-name="T1">ООО «Эксист – М», </text:span></text:p>
      <text:p text:style-name="P9"><text:span text:style-name="T1">Юр. адрес: 105120, РФ, г.Москва, Костомаровский пер., д.3, стр.4 , </text:span></text:p>
      <text:p text:style-name="P9"><text:span text:style-name="T1">ИНН: 7709726613, ОГРН: 1077746370470</text:span> <text:line-break/>от <text:span text:style-name="T1">Кузнецова Андрея Владимировича</text:span><text:line-break/>проживающе<text:span text:style-name="T1">го</text:span> по адресу:<text:line-break/><text:span text:style-name="T1">142641, РФ, </text:span>М.<text:span text:style-name="T1"> о. Орехово-Зуевский р-он, д.Давыдово</text:span>, ул. <text:span text:style-name="T1">2</text:span>-<text:span text:style-name="T1">ой</text:span> <text:span text:style-name="T1">микрорайон, д.28, кв. 83</text:span><text:line-break/>тел. <text:span text:style-name="T1">8(910)431-88-48</text:span></text:p>
      <text:p text:style-name="P7"/>
      <text:p text:style-name="Standard"/>
      <text:p text:style-name="P1"><text:span text:style-name="Strong_20_Emphasis">ПРЕТЕНЗИЯ</text:span></text:p>
      <text:p text:style-name="P3">1<text:span text:style-name="T1">3</text:span>.<text:span text:style-name="T1">11</text:span>.20<text:span text:style-name="T1">11</text:span>г. мной был<text:span text:style-name="T1">а</text:span> приобретен<text:span text:style-name="T1">а</text:span> в Вашем магазине <text:span text:style-name="T3">(</text:span><text:span text:style-name="T1">адрес: М.О. Орехово-Зуево, ул. Урицкого, д. 58</text:span><text:span text:style-name="T3">)</text:span><text:span text:style-name="T1"> накладка заднего бампера</text:span><text:span text:style-name="T3"> далее «запчасть»</text:span><text:span text:style-name="T1">. Автомобиль для которого предназначалась </text:span><text:span text:style-name="T3">«</text:span><text:span text:style-name="T1">запчасть» - Hyundai Accent(тагаз), 2008г, двигатель G4EC(</text:span><text:span text:style-name="T2">1.5 л., </text:span><text:span text:style-name="T1">16 клапанный), </text:span><text:span text:style-name="T2">коробка передач автамотическая, VIN X7MCF41GP8A165655. </text:span><text:span text:style-name="T1">Производитель «запчасти» GH артикул по каталогу на сайте 02131GH который является судя по вашему каталогу аналогом </text:span><text:span text:style-name="T2">оригинального артикула </text:span><text:span text:style-name="T1">Hyundai/Kia 86610-25000.</text:span></text:p>
      <text:p text:style-name="P4"><text:span text:style-name="T3">Во время установки «запчасти» выяснилось, что она не подходит. У неё нарушены геометрические параметры, </text:span><text:span text:style-name="T7">при установке на посадочные места её выворачивает и изгибает, что недопустимо. </text:span><text:span text:style-name="T3">Всё это можно увидеть на фото в приложении.</text:span></text:p>
      <text:p text:style-name="P2">В соответствии со ст.18 Закона РФ "О защите прав потребителей", потребитель, которому продан товар ненадлежащего качества, если оно не было оговорено продавцом, вправе отказаться от исполнения договора купли-продажи и потребовать возврата уплаченной за товар денежной суммы, а также возмещения всех причиненных убытков. </text:p>
      <text:p text:style-name="P2">В соответствии со ст. 22 Закона РФ «О защите прав потребителей» срок удовлетворения отдельных требований потребителя, в том числе возврата денег составляет 10 дней с момента получения требования. За просрочку ст. 23 Закона РФ «О защите прав потребителей» предусмотрена неустойка в размере 1% от цены товара за каждый день просрочки удовлетворения требования, причем размер неустойки не ограничивается. </text:p>
      <text:p text:style-name="P2"/>
      <text:p text:style-name="P2">В связи с вышеизложенным</text:p>
      <text:p text:style-name="P2"><text:span text:style-name="Strong_20_Emphasis">ПРОШУ: </text:span><text:span text:style-name="Strong_20_Emphasis"><text:span text:style-name="T6">за</text:span></text:span><text:span text:style-name="T6">брать</text:span><text:span text:style-name="T4"> у меня «запчасть» и возвратить мне денежную сумму путем зачисления её на мой счет в вашем интернет магазине или выдать наличными.</text:span></text:p>
      <text:p text:style-name="P2"/>
      <text:p text:style-name="P2">В случае неудовлетворения заявленных требований в установленный срок, я имею намерение обратиться с исковым заявлением в защиту своих прав в судебные инстанции с требованиями указанными в претензии, а также с требованием по компенсации морального вреда; суд, в соответствии со ст. 13 Закона о защите прав потребителя, налагает на продавца штраф за неисполнение требований потребителя в добровольном порядке. Также с Вашей организации может быть взыскана госпошлина и исполнительский сбор.</text:p>
      <text:p text:style-name="P2"/>
      <text:p text:style-name="P2"><text:span text:style-name="Strong_20_Emphasis">Приложения:</text:span></text:p>
      <text:p text:style-name="P2"><text:span text:style-name="Strong_20_Emphasis"/></text:p>
      <text:list xml:id="list2152784154" text:style-name="L2">
        <text:list-item>
          <text:p text:style-name="P5">копия <text:span text:style-name="T4">чека и товарной накладной</text:span></text:p>
        </text:list-item>
        <text:list-item>
          <text:p text:style-name="P6"><text:span text:style-name="T4">фотографии попытки установки «запчасти»</text:span></text:p>
        </text:list-item>
      </text:list>
      <text:p text:style-name="P2"/>
      <text:p text:style-name="P2"/>
      <text:p text:style-name="P2">2<text:span text:style-name="T4">9 </text:span>ноября 20<text:span text:style-name="T4">11</text:span>г.                                                                                             <text:span text:style-name="T4">Кузнецов А.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y </meta:initial-creator>
    <meta:creation-date>2011-11-29T16:04:15</meta:creation-date>
    <dc:date>2011-11-29T16:38:18</dc:date>
    <dc:creator>andrey </dc:creator>
    <meta:editing-duration>PT00H18M23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1" meta:paragraph-count="15" meta:word-count="344" meta:character-count="2601"/>
  </office:meta>
</office:document-meta>
</file>